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Zilla Slab Highlight" svg:font-family="'Zilla Slab High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Zilla Slab Highlight1" svg:font-family="'Zilla Slab Highlight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font-style="italic" style:font-style-asian="italic"/>
    </style:style>
    <style:style style:name="P3" style:family="paragraph" style:parent-style-name="Standard">
      <style:paragraph-properties fo:break-before="auto" fo:break-after="auto" fo:padding="0in" fo:border="none"/>
      <style:text-properties fo:color="#1c4587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P4" style:family="paragraph" style:parent-style-name="Standard">
      <style:paragraph-properties fo:text-align="end" style:justify-single-word="false" fo:break-before="auto" fo:break-after="auto" fo:padding="0in" fo:border="none"/>
      <style:text-properties fo:color="#ffffff" style:font-name="Open Sans" style:font-name-asian="Open Sans1" style:font-name-complex="Open Sans1"/>
    </style:style>
    <style:style style:name="P5" style:family="paragraph" style:parent-style-name="Standard">
      <style:paragraph-properties fo:margin-left="0in" fo:margin-right="-1in" fo:text-indent="0in" style:auto-text-indent="false" fo:break-before="auto" fo:break-after="auto"/>
    </style:style>
    <style:style style:name="P6" style:family="paragraph" style:parent-style-name="Standard" style:list-style-name="WWNum1">
      <style:paragraph-properties fo:margin-left="0.5in" fo:margin-right="-1in" fo:text-indent="-0.25in" style:auto-text-indent="false" fo:break-before="auto" fo:break-after="auto"/>
    </style:style>
    <style:style style:name="P7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P8" style:family="paragraph" style:parent-style-name="Heading_20_1">
      <style:paragraph-properties fo:margin-left="0in" fo:margin-right="-1in" fo:text-indent="0in" style:auto-text-indent="false" fo:break-before="auto" fo:break-after="auto"/>
    </style:style>
    <style:style style:name="P9" style:family="paragraph" style:parent-style-name="Title" style:master-page-name="Standard">
      <style:paragraph-properties fo:margin-left="0in" fo:margin-right="-1in" fo:text-indent="0in" style:auto-text-indent="false" style:page-number="1" fo:break-before="auto" fo:break-after="auto"/>
    </style:style>
    <style:style style:name="T1" style:family="text">
      <style:text-properties style:font-name="Zilla Slab Highlight" style:font-name-asian="Zilla Slab Highlight1" style:font-name-complex="Zilla Slab Highlight1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weight="bold" style:font-weight-asian="bold"/>
    </style:style>
    <style:style style:name="T7" style:family="text">
      <style:text-properties fo:color="#ffffff" style:font-name="Open Sans" fo:font-size="8pt" fo:font-weight="bold" style:font-name-asian="Open Sans1" style:font-size-asian="8pt" style:font-weight-asian="bold" style:font-name-complex="Open Sans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jm94mgtlzqez"/><text:span text:style-name="T1">Vendor Questionnaire</text:span></text:p>
      <text:p text:style-name="P1"><text:span text:style-name="T2">Please make a copy of this document (this is a template) </text:span><text:span text:style-name="T3">with the vendor name as title and ask the vendor to answer in-line. If there are questions that do not apply or cannot be answered, feel free to skip them or mark them as “N/A” (non-applicable).</text:span></text:p>
      <text:p text:style-name="P2"/>
      <text:p text:style-name="P1"><text:span text:style-name="T3">Thank you for taking the time to fill this questionnaire. Questions are derived from the </text:span><text:a xlink:type="simple" xlink:href="https://infosec.mozilla.org/fundamentals/security_principles" text:style-name="ListLabel_20_10" text:visited-style-name="ListLabel_20_10"><text:span text:style-name="T4">Mozilla Security Principles</text:span></text:a><text:span text:style-name="T3">.</text:span></text:p>
      <text:p text:style-name="P8"><text:bookmark text:name="_34o25yhf88qf"/><text:span text:style-name="T1">Overview</text:span></text:p>
      <text:p text:style-name="P5"><text:span text:style-name="T6">1.1</text:span> What is the most sensitive data element that will be handled by the system?</text:p>
      <text:p text:style-name="P5"/>
      <text:p text:style-name="P5"><text:span text:style-name="T6">1.2</text:span> What other large engagements/clients have you supported with this application?</text:p>
      <text:p text:style-name="P5"/>
      <text:p text:style-name="P5"><text:span text:style-name="T6">1.3 </text:span>Please describe the technology stack of the application and infrastructure and whether each would be SaaS or Mozilla Hosted.</text:p>
      <text:p text:style-name="P5"/>
      <text:p text:style-name="P8"><text:bookmark text:name="_hjfmbcspvh7r"/><text:span text:style-name="T1">Application Security</text:span></text:p>
      <text:p text:style-name="P5"><text:span text:style-name="T6">2.1</text:span> Have you performed internal security audits of your code or application that, at a minimum, addressed the <text:a xlink:type="simple" xlink:href="https://www.owasp.org/index.php/Category:OWASP_Top_Ten_Project" text:style-name="ListLabel_20_11" text:visited-style-name="ListLabel_20_11"><text:span text:style-name="T5">OWASP Top 10</text:span></text:a>? If so, please provide a description of the review and results.</text:p>
      <text:p text:style-name="P5"/>
      <text:p text:style-name="P5"><text:span text:style-name="T6">2.2</text:span> Has a security audit been performed by an external third party? If so, who performed this audit and are the results available?</text:p>
      <text:p text:style-name="P5"/>
      <text:p text:style-name="P5"><text:span text:style-name="T6">2.3</text:span> How do you protect Mozilla data that will be stored on your servers or within your applications?</text:p>
      <text:p text:style-name="P5"/>
      <text:p text:style-name="P5"><text:span text:style-name="T6">2.4 </text:span>Do you have Secure Coding standards?</text:p>
      <text:p text:style-name="P5"/>
      <text:p text:style-name="P5"><text:span text:style-name="T6">2.5 </text:span>Do you perform regular penetration testing, regular security scanning of your application and/or infrastructure?</text:p>
      <text:p text:style-name="P5"/>
      <text:p text:style-name="P5"><text:span text:style-name="T6">2.6</text:span> Should we need to, will security testing of the application as implemented be possible?</text:p>
      <text:p text:style-name="P5"/>
      <text:p text:style-name="P5"><text:span text:style-name="T6">2.7 </text:span>Are secrets (password, api keys, etc) stored in a reversible manner within your application?</text:p>
      <text:p text:style-name="P5"><text:soft-page-break/></text:p>
      <text:p text:style-name="P5"><text:span text:style-name="T6">2.8</text:span> What options do you support for customer authentication (SAML, OIDC, 2 factor, certificates, passwords, etc.)?</text:p>
      <text:p text:style-name="P5"/>
      <text:p text:style-name="P5"><text:span text:style-name="T6">2.9</text:span> Will source code for the application be available?</text:p>
      <text:p text:style-name="P5"/>
      <text:p text:style-name="P5"><text:span text:style-name="T6">2.10 </text:span>Do developers follow a security checklist prior to releasing new versions of the service to production? If yes, please describe the items covered in the checklist.</text:p>
      <text:p text:style-name="P5"/>
      <text:p text:style-name="P8"><text:bookmark text:name="_habt0uup7e8l"/><text:span text:style-name="T1">Network-based Security</text:span></text:p>
      <text:p text:style-name="P5"><text:span text:style-name="T6">3.1</text:span> Please discuss any significant controls you employ at a network level for firewalling, intrusion detection/prevention, web application firewalls or similar.</text:p>
      <text:p text:style-name="P5"/>
      <text:p text:style-name="P5"><text:span text:style-name="T6">3.2 </text:span>Please discuss your level of support for encrypted transport (TLS, SSL, etc).</text:p>
      <text:p text:style-name="P5"/>
      <text:p text:style-name="P5"><text:span text:style-name="T6">3.3</text:span> Is your network accessible from the internet on insecure or clear-text protocols such as: telnet, snmp, smb/cifs, etc?</text:p>
      <text:p text:style-name="P5"/>
      <text:p text:style-name="P5"><text:span text:style-name="T6">3.4</text:span> Do you monitor and mitigate DDoS attacks? If yes, please describe how.</text:p>
      <text:p text:style-name="P5"/>
      <text:p text:style-name="P8"><text:bookmark text:name="_owhu9wdwulh"/><text:span text:style-name="T1">Host-Based Security</text:span></text:p>
      <text:p text:style-name="P5"><text:span text:style-name="T6">4.1</text:span> Please discuss any significant endpoint controls you employ to ensure server hardening or employee equipment security.</text:p>
      <text:p text:style-name="P5"/>
      <text:p text:style-name="P5"><text:span text:style-name="T6">4.2</text:span> Do you perform advanced system hardening? (host firewall, SElinux, etc.)</text:p>
      <text:p text:style-name="P5"/>
      <text:p text:style-name="P8"><text:bookmark text:name="_rmqpvyd3w985"/><text:span text:style-name="T1">Vulnerability Management</text:span></text:p>
      <text:p text:style-name="P5"><text:span text:style-name="T6">5.1</text:span> Please discuss your approach to vulnerability and patch management.</text:p>
      <text:p text:style-name="P5"/>
      <text:p text:style-name="P8"><text:bookmark text:name="_j5fe6ibokl0p"/><text:span text:style-name="T1">User Security</text:span></text:p>
      <text:p text:style-name="P5"><text:span text:style-name="T6">6.1</text:span> Do you employ 2 factor authentication within your organization for admin access, code deploys or other sensitive transactions?</text:p>
      <text:p text:style-name="P5"><text:soft-page-break/></text:p>
      <text:p text:style-name="P5"><text:span text:style-name="T6">6.2</text:span> Do you have procedures for handling access revocation and credential rotation for changes in your employee roles/terminations?</text:p>
      <text:p text:style-name="P5"/>
      <text:p text:style-name="P5"><text:span text:style-name="T6">6.3</text:span> Do you enforce password complexity (example: 8 chars or more, mix of alpha/numeric/special, changed every 90 days) for your employees?</text:p>
      <text:p text:style-name="P5"/>
      <text:p text:style-name="P5"><text:span text:style-name="T6">6.4</text:span> Do you employ tools for content monitoring and Data Leakage Protection?</text:p>
      <text:p text:style-name="P5"/>
      <text:p text:style-name="P5"><text:span text:style-name="T6">6.6</text:span> Do you perform logins and sensitive data transfer over encrypted connections (TLS/SSL) only?</text:p>
      <text:p text:style-name="P5"/>
      <text:p text:style-name="P5"><text:span text:style-name="T6">6.7 </text:span>Will user passwords or authentication secrets be available to any other users via any functionality (example, admin users can see clear text passwords of users)?</text:p>
      <text:p text:style-name="P5"/>
      <text:p text:style-name="P8"><text:bookmark text:name="_l645i4fcvxlh"/><text:span text:style-name="T1">Operations Security</text:span></text:p>
      <text:p text:style-name="P5">Discuss your internal use/support of the following:</text:p>
      <text:p text:style-name="P5"/>
      <text:p text:style-name="P5"><text:span text:style-name="T6">7.1</text:span> Do you manage logs and run a security information event management system (SIEM)?</text:p>
      <text:p text:style-name="P5"><text:span text:style-name="T6">7.2</text:span> Do you provide an API for retrieving security events from your application for import into our SIEM?</text:p>
      <text:p text:style-name="P5"><text:span text:style-name="T6">7.3</text:span> Do you monitor activity and security logs for fraudulent accesses? If yes, describe how.</text:p>
      <text:p text:style-name="P5"><text:span text:style-name="T6">7.4</text:span> Do you have backup of the service data? Are the backups encrypted at rest?</text:p>
      <text:p text:style-name="P5"><text:span text:style-name="T6">7.5</text:span> Please describe your process for responding to security issues discovered in your product by yourselves or third parties.</text:p>
      <text:p text:style-name="P5"><text:span text:style-name="T6">7.6 </text:span>Do you employ a bug bounty program?</text:p>
      <text:p text:style-name="P5"><text:span text:style-name="T6">7.7 </text:span>Do you have an Incident Response/Breach Disclosure Protocol?</text:p>
      <text:p text:style-name="P5"><text:span text:style-name="T6">7.8 </text:span>Have you suffered a security compromise in the past 24 months? If so, please provide details and remediation that occurred as a result.</text:p>
      <text:p text:style-name="P5"><text:span text:style-name="T6">7.9</text:span> Are systems managed by a configuration management tool?</text:p>
      <text:p text:style-name="P5"><text:span text:style-name="T6">7.10 </text:span>Do administrators of systems share accounts?</text:p>
      <text:p text:style-name="P5"/>
      <text:p text:style-name="P8"><text:bookmark text:name="_bmpxxh7d75yj"/><text:span text:style-name="T1">Data-center and cloud-hosting Security</text:span></text:p>
      <text:p text:style-name="P5"><text:soft-page-break/>To the extent you employ physical data centers (i.e. not AWS), please discuss your deployment of the following:</text:p>
      <text:p text:style-name="P5"/>
      <text:p text:style-name="P5"><text:span text:style-name="T6">8.1 </text:span>Please discuss your physical data center access such as:</text:p>
      <text:list xml:id="list1019927131" text:style-name="WWNum1">
        <text:list-item>
          <text:p text:style-name="P6">Six wall barriers</text:p>
        </text:list-item>
        <text:list-item>
          <text:p text:style-name="P6">Access via keycard or biometrics</text:p>
        </text:list-item>
        <text:list-item>
          <text:p text:style-name="P6">Access logged and reviewed for misuse</text:p>
        </text:list-item>
        <text:list-item>
          <text:p text:style-name="P6">Camera monitoring of physical facility</text:p>
        </text:list-item>
        <text:list-item>
          <text:p text:style-name="P6">Data/Drive/System destruction capability at system disposition</text:p>
        </text:list-item>
      </text:list>
      <text:p text:style-name="P5"/>
      <text:p text:style-name="P5">To the extent you employ cloud services please discuss your deployment of the following:</text:p>
      <text:p text:style-name="P5"/>
      <text:p text:style-name="P5"><text:span text:style-name="T6">9.1</text:span> Which cloud hosting provider(s) do you employ?</text:p>
      <text:p text:style-name="P5"><text:span text:style-name="T6">9.2</text:span> Do you use any third party services or communicate with third parties from this application? If so, which data is communicated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Zilla Slab Highlight" svg:font-family="'Zilla Slab High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Zilla Slab Highlight1" svg:font-family="'Zilla Slab High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2.7813in" fo:margin-left="4.7778in" fo:margin-top="0in" fo:margin-bottom="0in" fo:break-before="auto" fo:break-after="auto" table:align="left"/>
    </style:style>
    <style:style style:name="Table1.A" style:family="table-column">
      <style:table-column-properties style:column-width="2.7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7b7b7" fo:padding="0.0694in" fo:border="none">
        <style:background-image/>
      </style:table-cell-properties>
    </style:style>
    <style:style style:name="MP1" style:family="paragraph" style:parent-style-name="Standard">
      <style:paragraph-properties fo:break-before="auto" fo:break-after="auto" fo:padding="0in" fo:border="none"/>
      <style:text-properties fo:color="#1c4587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MP2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MP3" style:family="paragraph" style:parent-style-name="Standard">
      <style:paragraph-properties fo:text-align="end" style:justify-single-word="false" fo:break-before="auto" fo:break-after="auto" fo:padding="0in" fo:border="none"/>
      <style:text-properties fo:color="#ffffff" style:font-name="Open Sans" style:font-name-asian="Open Sans1" style:font-name-complex="Open Sans1"/>
    </style:style>
    <style:style style:name="MT1" style:family="text">
      <style:text-properties fo:color="#ffffff" style:font-name="Open Sans" fo:font-size="8pt" fo:font-weight="bold" style:font-name-asian="Open Sans1" style:font-size-asian="8pt" style:font-weight-asian="bold" style:font-name-complex="Open Sans1" style:font-size-complex="8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UBLIC</text:span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59" meta:word-count="769" meta:character-count="4897" meta:non-whitespace-character-count="4192"/>
    <meta:generator>LibreOfficeDev/6.0.5.2$Linux_X86_64 LibreOffice_project/</meta:generator>
  </office:meta>
</office:document-meta>
</file>